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ed5d9" officeooo:paragraph-rsid="000ed5d9"/>
    </style:style>
    <style:style style:name="P2" style:family="paragraph" style:parent-style-name="Text_20_body">
      <style:text-properties officeooo:rsid="001d5af4" officeooo:paragraph-rsid="001d5af4"/>
    </style:style>
    <style:style style:name="P3" style:family="paragraph" style:parent-style-name="Text_20_body">
      <style:text-properties officeooo:rsid="0021d396" officeooo:paragraph-rsid="0021d396"/>
    </style:style>
    <style:style style:name="P4" style:family="paragraph" style:parent-style-name="Text_20_body">
      <style:text-properties officeooo:rsid="0018c6e9" officeooo:paragraph-rsid="0018c6e9"/>
    </style:style>
    <style:style style:name="P5" style:family="paragraph" style:parent-style-name="Text_20_body">
      <style:text-properties officeooo:rsid="0026c490" officeooo:paragraph-rsid="0026c490"/>
    </style:style>
    <style:style style:name="P6" style:family="paragraph" style:parent-style-name="Title">
      <style:text-properties officeooo:rsid="000e17e7" officeooo:paragraph-rsid="000e17e7"/>
    </style:style>
    <style:style style:name="P7" style:family="paragraph" style:parent-style-name="Text_20_body">
      <style:paragraph-properties fo:margin-top="0in" fo:margin-bottom="0in" loext:contextual-spacing="false"/>
      <style:text-properties officeooo:rsid="0018c6e9" officeooo:paragraph-rsid="0018c6e9"/>
    </style:style>
    <style:style style:name="P8" style:family="paragraph" style:parent-style-name="Text_20_body">
      <style:paragraph-properties fo:margin-top="0in" fo:margin-bottom="0in" loext:contextual-spacing="false"/>
      <style:text-properties officeooo:rsid="002974c0" officeooo:paragraph-rsid="002974c0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officeooo:rsid="0018c6e9" officeooo:paragraph-rsid="0018c6e9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rsid="002506b5" officeooo:paragraph-rsid="002506b5"/>
    </style:style>
    <style:style style:name="P11" style:family="paragraph" style:parent-style-name="Text_20_body" style:list-style-name="L2">
      <style:paragraph-properties fo:margin-top="0in" fo:margin-bottom="0in" loext:contextual-spacing="false"/>
      <style:text-properties officeooo:rsid="002506b5" officeooo:paragraph-rsid="002506b5"/>
    </style:style>
    <style:style style:name="P12" style:family="paragraph" style:parent-style-name="Text_20_body" style:list-style-name="L2">
      <style:paragraph-properties fo:margin-top="0in" fo:margin-bottom="0in" loext:contextual-spacing="false"/>
      <style:text-properties officeooo:rsid="001a3ee3" officeooo:paragraph-rsid="001a3ee3"/>
    </style:style>
    <style:style style:name="P13" style:family="paragraph" style:parent-style-name="Text_20_body">
      <style:paragraph-properties fo:margin-top="0in" fo:margin-bottom="0in" loext:contextual-spacing="false"/>
      <style:text-properties officeooo:rsid="000ed5d9" officeooo:paragraph-rsid="000ed5d9"/>
    </style:style>
    <style:style style:name="P14" style:family="paragraph" style:parent-style-name="Heading_20_1">
      <style:text-properties officeooo:rsid="000ed5d9" officeooo:paragraph-rsid="000ed5d9"/>
    </style:style>
    <style:style style:name="P15" style:family="paragraph" style:parent-style-name="Heading_20_1">
      <style:text-properties officeooo:rsid="0013afde" officeooo:paragraph-rsid="0013afde"/>
    </style:style>
    <style:style style:name="P16" style:family="paragraph" style:parent-style-name="Heading_20_1">
      <style:text-properties officeooo:rsid="000e17e7" officeooo:paragraph-rsid="000e17e7"/>
    </style:style>
    <style:style style:name="P17" style:family="paragraph" style:parent-style-name="Heading_20_1">
      <style:text-properties officeooo:rsid="0018c6e9" officeooo:paragraph-rsid="0018c6e9"/>
    </style:style>
    <style:style style:name="P18" style:family="paragraph" style:parent-style-name="Heading_20_1">
      <style:text-properties officeooo:rsid="001d5af4" officeooo:paragraph-rsid="001d5af4"/>
    </style:style>
    <style:style style:name="P19" style:family="paragraph" style:parent-style-name="Heading_20_2">
      <style:text-properties officeooo:rsid="0018c6e9" officeooo:paragraph-rsid="0018c6e9"/>
    </style:style>
    <style:style style:name="P20" style:family="paragraph" style:parent-style-name="Heading_20_2">
      <style:text-properties officeooo:rsid="001a3ee3" officeooo:paragraph-rsid="001a3ee3"/>
    </style:style>
    <style:style style:name="T1" style:family="text">
      <style:text-properties officeooo:rsid="001a3ee3"/>
    </style:style>
    <style:style style:name="T2" style:family="text">
      <style:text-properties officeooo:rsid="001f776e"/>
    </style:style>
    <style:style style:name="T3" style:family="text">
      <style:text-properties officeooo:rsid="00206c5a"/>
    </style:style>
    <style:style style:name="T4" style:family="text">
      <style:text-properties officeooo:rsid="00244966"/>
    </style:style>
    <style:style style:name="T5" style:family="text">
      <style:text-properties officeooo:rsid="0025180e"/>
    </style:style>
    <style:style style:name="T6" style:family="text">
      <style:text-properties officeooo:rsid="0027dd25"/>
    </style:style>
    <style:style style:name="T7" style:family="text">
      <style:text-properties officeooo:rsid="002c08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Протокол п</text:span>рием<text:span text:style-name="T3">а</text:span>/передач<text:span text:style-name="T3">и</text:span> пакетов</text:p>
      <text:h text:style-name="P14" text:outline-level="1">Общее</text:h>
      <text:p text:style-name="P1">Передача и прием пакета осуществляется на заданном канале и в заданый временой слот.</text:p>
      <text:h text:style-name="P14" text:outline-level="1">Передача</text:h>
      <text:p text:style-name="P13">Передача пакета происходит за задержкой 500 мкс от начала временного слота. </text:p>
      <text:p text:style-name="P8">Время начала передачи должно быть установленно точно. Это требуется для <text:span text:style-name="T7">протокола временной синхронизации. Для реализации передачи пакетов точно во времени, интерфейс радиопередатчика имеет метод measureStartUpTransmitionTime(), которая иницилизирует передачу и завершается после появления флага SFD. Результат работы метода – значение CCA. Измерив время работы этого метода можно корректировать поле USEC при передаче пакета синхронизации.</text:span></text:p>
      <text:h text:style-name="P14" text:outline-level="1">Прием</text:h>
      <text:p text:style-name="P1">Прием пакета осуществляется с начала временого слота, с временем ожидания до трети длительности слота (3.5 мс).</text:p>
      <text:h text:style-name="P15" text:outline-level="1">Подтверждение приема ACK</text:h>
      <text:p text:style-name="P3">Подтверж<text:span text:style-name="T4">дение принятого пакета происходи при совпадении адресса доставки и целостности контрольной суммы. Передача ACK происходит не поздее 1 мс после приема.</text:span></text:p>
      <text:h text:style-name="P16" text:outline-level="1">Широковещательный пакет</text:h>
      <text:p text:style-name="P4">Широковещательный пакет не требует подтверждения приема.</text:p>
      <text:p text:style-name="P5">Поле DST для пакет 0xFFFFFFFFFFFFFFFF. <text:span text:style-name="T6">SRC = адрес передающего узла.</text:span></text:p>
      <text:h text:style-name="P17" text:outline-level="1">Одноадресный пакет</text:h>
      <text:h text:style-name="P19" text:outline-level="2">Передача</text:h>
      <text:list xml:id="list3784412180" text:style-name="L1">
        <text:list-item>
          <text:p text:style-name="P9">Задержка 500 мкс</text:p>
        </text:list-item>
        <text:list-item>
          <text:p text:style-name="P9">Контроль CCA</text:p>
        </text:list-item>
        <text:list-item>
          <text:p text:style-name="P9">Передача пакета <text:span text:style-name="T1">данных</text:span></text:p>
        </text:list-item>
        <text:list-item>
          <text:p text:style-name="P10">Ожидание ACK <text:span text:style-name="T5">(не более 1 мс)</text:span></text:p>
        </text:list-item>
      </text:list>
      <text:p text:style-name="P7"/>
      <text:h text:style-name="P20" text:outline-level="2"><text:soft-page-break/>Прием</text:h>
      <text:list xml:id="list2274397986" text:style-name="L2">
        <text:list-item>
          <text:p text:style-name="P12">Прием с начала временного слота с ожиданием не более трети слота</text:p>
        </text:list-item>
        <text:list-item>
          <text:p text:style-name="P12">Проверка адресата и CRC</text:p>
        </text:list-item>
        <text:list-item>
          <text:p text:style-name="P11">Предача ACK</text:p>
        </text:list-item>
      </text:list>
      <text:h text:style-name="P18" text:outline-level="1">Пакет синхронизации</text:h>
      <text:p text:style-name="P2">Специ<text:span text:style-name="T2">а</text:span>льный тип пакета, относящийся к широковещательным пакетам. Исключением является, то что его поле с временной меткой заполняеться непосредственно перед передач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8:08:28.462163714</meta:creation-date>
    <meta:generator>LibreOffice/6.0.7.3$Linux_X86_64 LibreOffice_project/00m0$Build-3</meta:generator>
    <dc:date>2019-08-27T09:58:30.880073114</dc:date>
    <meta:editing-duration>PT2H1M23S</meta:editing-duration>
    <meta:editing-cycles>28</meta:editing-cycles>
    <meta:document-statistic meta:table-count="0" meta:image-count="0" meta:object-count="0" meta:page-count="2" meta:paragraph-count="25" meta:word-count="204" meta:character-count="1497" meta:non-whitespace-character-count="1323"/>
  </office:meta>
</office:document-meta>
</file>